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inja2 Templating</text:p>
      <text:p text:style-name="Standard"/>
      <text:p text:style-name="Standard">Jinja2 is a very useful templating language that allows you to organise your pages into blocks, display, order and change these blocks depending on your back end logic and insert variables into the webpage to generate dynamic pages.</text:p>
      <text:p text:style-name="Standard"/>
      <text:p text:style-name="Standard">In this site, almost all pages run by extending base.html. This is the file that contains the navigation bar and bootstrap imports that will be the same across all pages. </text:p>
      <text:p text:style-name="Standard"/>
      <text:p text:style-name="Standard">To render a page that contains the nav bar from base.html, the page itself simply has to start with:</text:p>
      <text:p text:style-name="Standard"/>
      <text:p text:style-name="Standard">[</text:p>
      <text:p text:style-name="Standard">{% extends "base.html" %}</text:p>
      <text:p text:style-name="Standard">]</text:p>
      <text:p text:style-name="Standard"/>
      <text:p text:style-name="Standard">base.html then needs to contain placeholders for blocks, which can be written like this:</text:p>
      <text:p text:style-name="Standard">[</text:p>
      <text:p text:style-name="Standard"><text:s text:c="16"/>{% block navBar %}</text:p>
      <text:p text:style-name="Standard"><text:s text:c="16"/>{% endblock %}</text:p>
      <text:p text:style-name="Standard">]</text:p>
      <text:p text:style-name="Standard"/>
      <text:p text:style-name="Standard">In the page itself, you can hierarchically insert html into these placeholders by using the same syntax:</text:p>
      <text:p text:style-name="Standard">[</text:p>
      <text:p text:style-name="Standard">{% block navBar %}</text:p>
      <text:p text:style-name="Standard">{{ super() }}</text:p>
      <text:p text:style-name="Standard">&lt;&lt;My HTML here&gt;&gt;</text:p>
      <text:p text:style-name="Standard">{% endblock %}</text:p>
      <text:p text:style-name="Standard">]</text:p>
      <text:p text:style-name="Standard"/>
      <text:p text:style-name="Standard">Inserting Variables:</text:p>
      <text:p text:style-name="Standard">You can feed a variable to a page by including the variable in the render_template command in app.py, for example:</text:p>
      <text:p text:style-name="Standard"/>
      <text:p text:style-name="Standard">[</text:p>
      <text:p text:style-name="Standard">return render_template('validationTest/ValidateLoggedIn.html', username = escape(session['_email']))</text:p>
      <text:p text:style-name="Standard">]</text:p>
      <text:p text:style-name="Standard"/>
      <text:p text:style-name="Standard">Would give the template ValidateLoggedIn.html access to the variable 'username'. To display the username of the logged in user then just requires double curly brackets:</text:p>
      <text:p text:style-name="Standard"/>
      <text:p text:style-name="Standard">[</text:p>
      <text:p text:style-name="Standard">logged in as {{username}}</text:p>
      <text:p text:style-name="Standard">]</text:p>
      <text:p text:style-name="Standard"/>
      <text:p text:style-name="Standard">Generating pages using logic from within the Jinja2 Template:</text:p>
      <text:p text:style-name="Standard"/>
      <text:p text:style-name="Standard">Jinja2 can also pick up the variables from your app.py file without needing to be specifically granted using render_template, this means you can choose how to generate the page from within the template itself dependent on the current state of the variables app.py.</text:p>
      <text:p text:style-name="Standard"/>
      <text:p text:style-name="Standard"><text:soft-page-break/>The downside of this approach is that you have to be very careful to make your code session specific, for example in this code snippet, I render the content on the validationList page depndent on the state of the variable validationList. However, as this is a global variable, this wouldn't work well if multiple users were simultaneously affecting the state of the variable.</text:p>
      <text:p text:style-name="Standard"/>
      <text:p text:style-name="Standard">[</text:p>
      <text:p text:style-name="Standard"/>
      <text:p text:style-name="Standard">{% if validationList == [] %} </text:p>
      <text:p text:style-name="Standard">&lt;p&gt;Form submitted successfully &lt;/p&gt; </text:p>
      <text:p text:style-name="Standard">{% elif validationList in [['Field 1 must not be equal to Field 3'],['Field 1 must not be equal to Field 3','Field 1 must be either 0 or 1'],['Field 1 must be either 0 or 1']] %}</text:p>
      <text:p text:style-name="Standard">&lt;p&gt;Please review the following messages before re-submitting the form: &lt;/p&gt;</text:p>
      <text:p text:style-name="Standard">{% else %}</text:p>
      <text:p text:style-name="Standard">&lt;p&gt;&lt;/p&gt; </text:p>
      <text:p text:style-name="Standard">{% endif %}</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King</meta:initial-creator>
    <meta:creation-date>2018-11-04T16:21:34.66</meta:creation-date>
    <meta:document-statistic meta:table-count="0" meta:image-count="0" meta:object-count="0" meta:page-count="2" meta:paragraph-count="40" meta:word-count="390" meta:character-count="2349"/>
    <dc:date>2018-11-04T16:35:59.89</dc:date>
    <dc:creator>Mike King</dc:creator>
    <meta:editing-duration>PT14M25S</meta:editing-duration>
    <meta:editing-cycles>1</meta:editing-cycles>
    <meta:generator>OpenOffice/4.1.3$Win32 OpenOffice.org_project/413m1$Build-9783</meta:generator>
  </office:meta>
</office:document-meta>
</file>